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language="nl" fo:country="NL"/>
    </style:style>
    <style:style style:name="P2" style:parent-style-name="Standaard" style:family="paragraph">
      <style:text-properties fo:language="nl" fo:country="NL"/>
    </style:style>
    <style:style style:name="P3" style:parent-style-name="Standaard" style:family="paragraph">
      <style:text-properties fo:language="nl" fo:country="NL"/>
    </style:style>
    <style:style style:name="P4" style:parent-style-name="Standaard" style:family="paragraph">
      <style:text-properties fo:font-style="italic" style:font-style-asian="italic" fo:language="nl" fo:country="NL"/>
    </style:style>
    <style:style style:name="P5" style:parent-style-name="Standaard" style:family="paragraph">
      <style:text-properties fo:font-weight="bold" style:font-weight-asian="bold" fo:font-size="14pt" style:font-size-asian="14pt" style:font-size-complex="14pt" fo:language="nl" fo:country="NL"/>
    </style:style>
    <style:style style:name="T6" style:parent-style-name="Standaardalinea-lettertype" style:family="text">
      <style:text-properties fo:language="nl" fo:country="NL"/>
    </style:style>
    <style:style style:name="T7" style:parent-style-name="Standaardalinea-lettertype" style:family="text">
      <style:text-properties fo:language="nl" fo:country="NL"/>
    </style:style>
    <style:style style:name="T8" style:parent-style-name="Standaardalinea-lettertype" style:family="text">
      <style:text-properties fo:language="nl" fo:country="NL"/>
    </style:style>
    <style:style style:name="T9" style:parent-style-name="Standaardalinea-lettertype" style:family="text">
      <style:text-properties fo:language="nl" fo:country="NL"/>
    </style:style>
    <style:style style:name="T10" style:parent-style-name="Standaardalinea-lettertype" style:family="text">
      <style:text-properties style:text-position="super 63.6%" fo:language="nl" fo:country="NL"/>
    </style:style>
    <style:style style:name="T11" style:parent-style-name="Standaardalinea-lettertype" style:family="text">
      <style:text-properties fo:language="nl" fo:country="NL"/>
    </style:style>
    <style:style style:name="P12" style:parent-style-name="Standaard" style:family="paragraph">
      <style:text-properties fo:font-weight="bold" style:font-weight-asian="bold" fo:font-size="14pt" style:font-size-asian="14pt" style:font-size-complex="14pt" fo:language="nl" fo:country="NL"/>
    </style:style>
    <style:style style:name="P13" style:parent-style-name="Standaard" style:family="paragraph">
      <style:text-properties fo:language="nl" fo:country="NL"/>
    </style:style>
    <style:style style:name="P14" style:parent-style-name="Standaard" style:family="paragraph">
      <style:text-properties fo:font-weight="bold" style:font-weight-asian="bold" fo:font-size="14pt" style:font-size-asian="14pt" style:font-size-complex="14pt" fo:language="nl" fo:country="NL"/>
    </style:style>
    <style:style style:name="P15" style:parent-style-name="Standaard" style:family="paragraph">
      <style:text-properties fo:language="nl" fo:country="NL"/>
    </style:style>
    <style:style style:name="P16" style:parent-style-name="Standaard" style:family="paragraph">
      <style:text-properties fo:language="nl" fo:country="NL"/>
    </style:style>
    <style:style style:name="P17" style:parent-style-name="Standaard" style:family="paragraph">
      <style:text-properties fo:language="nl" fo:country="NL"/>
    </style:style>
    <style:style style:name="P18" style:parent-style-name="Standaard" style:family="paragraph">
      <style:text-properties fo:language="nl" fo:country="NL"/>
    </style:style>
    <style:style style:name="P19" style:parent-style-name="Standaard" style:family="paragraph">
      <style:text-properties fo:language="nl" fo:country="NL"/>
    </style:style>
    <style:style style:name="P20" style:parent-style-name="Standaard" style:family="paragraph">
      <style:paragraph-properties>
        <style:tab-stops>
          <style:tab-stop style:type="left" style:position="1.6993in"/>
        </style:tab-stops>
      </style:paragraph-properties>
      <style:text-properties fo:language="nl" fo:country="NL"/>
    </style:style>
  </office:automatic-styles>
  <office:body>
    <office:text text:use-soft-page-breaks="true">
      <text:p text:style-name="P1">Naam Daniël Dammers<text:s/></text:p>
      <text:p text:style-name="P2">Klas: SD1D</text:p>
      <text:p text:style-name="P3"/>
      <text:p text:style-name="P4">(Tijdens het maken van deze tekst had ik een beetje iets te veel fantasie en hat hiervoor ook zo’n soort boek/verhaal gelezen. Dus iets te veel<text:s/>fantasie kwam naar boven)</text:p>
      <text:p text:style-name="P5">Voor het vertrek</text:p>
      <text:p text:style-name="Standaard"><text:span text:style-name="T6">Het jaar is 2050 en er is een oorlog van 29 jaar in Nederland nou ben je het zat en wil in een veilig land wonen. Maar Willem Alexandere wil dat niemand het land uit gaat dus moet je een plan zien te bedenken om j</text:span><text:span text:style-name="T7">ou en je familie vellig het land uit komen. Het leven het in Nederland in 2050 is zo moeilijk iedereen heeft honger iedereen is ziek en jij bent de enige die Nederlands kan bevrijden uit de gemene klauwen van de royal familie. <text:s text:c="29"/></text:span><text:span text:style-name="T8"><text:s text:c="102"/>Na maanden lang plannen heb je het beste plan om het land uit te komen helaas is het plan verdeeld in 2 Deelen het eerste deel is dat je zelf moet zien te</text:span><text:span text:style-name="T9"><text:s/>ontsnappen uit het land het 2</text:span><text:span text:style-name="T10">e</text:span><text:span text:style-name="T11"><text:s/>deel is dat je met behulp van de mensen buiten Nederland je familie het land uit ziet te krijgen.</text:span></text:p>
      <text:p text:style-name="P12">Tijdens het vertrek<text:s/></text:p>
      <text:p text:style-name="P13">Het is een zware rijs met de voet je kan alleen maar denken over hoe je familie is. Je blijft lopen en lopen voor uren op een dag je komt uit eigenlijk aan bij de grens en komt er dan achter dat je er niet uit kan komen zonder de hulp van een smokkelaar. Je beseft dat je nu nog eens het hele land door moet zoeken voor een smokkelaar. Een bewaker ziet je en loop naar je toe, na dat hij bij je is blijkt het dat hij een soort van smokkelaar is. Maar hij vraagt een heleboel geld voor. Maar je heb er voor over je geeft de man het geld hij zegt dat je om 22:00 bij de grens weer moeten ontmoeten. En om 22:00 kom je weer naar de grens en ziet de bewaker staan op je te wachten, je groet hem en hij ziet je en verteld je dat je de auto in moet gaan. Je doet wat hij zegt en rijt samen met hem naar een sort haven waar al ook een paar andere mensen zijn. En dus zo ga je in de bood en kom je na een paar zware dagen aan in een nieuw land</text:p>
      <text:p text:style-name="P14">Toekomst<text:s/></text:p>
      <text:p text:style-name="P15">Het is al 2<text:s/>maande dat je veilig het land bent binnen gekomen en heb alle klaar gezet om je familie veilig Nederland uit te krijgen. Na een paar dagen is het zo ver en heb je je familie veilig het land uit zien te krijgen. Samen met je familie starten jullie je leven opnieuw meet een happy end.</text:p>
      <text:p text:style-name="P16"/>
      <text:p text:style-name="P17"/>
      <text:p text:style-name="P18"/>
      <text:p text:style-name="P19"/>
      <text:p text:style-name="P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ël Dammers</meta:initial-creator>
    <dc:creator>Daniël Dammers</dc:creator>
    <meta:creation-date>2021-11-03T10:31:00Z</meta:creation-date>
    <dc:date>2021-11-08T13:21:00Z</dc:date>
    <meta:template xlink:href="Normal.dotm" xlink:type="simple"/>
    <meta:editing-cycles>5</meta:editing-cycles>
    <meta:editing-duration>PT6720S</meta:editing-duration>
    <meta:document-statistic meta:page-count="1" meta:paragraph-count="4" meta:word-count="349" meta:character-count="2339" meta:row-count="16" meta:non-whitespace-character-count="1994"/>
  </office:meta>
</office:document-meta>
</file>